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a874d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1" style:family="paragraph" style:parent-style-name="Title">
      <style:text-properties style:font-name="Roboto"/>
    </style:style>
    <style:style style:name="P22" style:family="paragraph" style:parent-style-name="Heading_20_1">
      <style:text-properties style:font-name="Roboto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  <style:style style:name="T2" style:family="text">
      <style:text-properties officeooo:rsid="002ba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hật ký nghiên cứu</text:p>
      <text:p text:style-name="P25">(dựa trên git log)</text:p>
      <text:h text:style-name="P22" text:outline-level="1">Phần cứng <text:span text:style-name="T2">(github: tuankiet65/e3)</text:span>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P23" text:outline-level="1"/>
      <text:h text:style-name="P24" text:outline-level="1">Phần mềm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1">* Refactor templates to extend from base</text:p>
      <text:p text:style-name="P14">* Redirect to / if user is already logged in and access /login and /register</text:p>
      <text:p text:style-name="P14">* Implement /signout</text:p>
      <text:p text:style-name="P6">[03/06/2016 20:39:16][d7e2566] Implement simple email system</text:p>
      <text:p text:style-name="P6">[03/06/2016 21:39:23][53ad260] </text:p>
      <text:p text:style-name="P20"><text:tab/>As flask populates flask.g in jinja,</text:p>
      <text:p text:style-name="P19">we no longer have to supply g.user to render_template</text:p>
      <text:p text:style-name="P6">[03/06/2016 21:55:24][26e96f6] </text:p>
      <text:p text:style-name="P12">Implement basic password reset system </text:p>
      <text:p text:style-name="P15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9">[21/06/2016 18:14:00][64792c3]</text:p>
      <text:p text:style-name="P17">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2">Too much changes to be described in one line:</text:p>
      <text:p text:style-name="P14">- Move from SQLite to MariaDB</text:p>
      <text:p text:style-name="P14">- Move from raw SQL query to Peewee (ORM)</text:p>
      <text:p text:style-name="P14">- Simplify the code tree by concatenating directories into one single file</text:p>
      <text:p text:style-name="P6"><text:soft-page-break/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3">Switch to Highcharts and implement range selector</text:p>
      <text:p text:style-name="P16">(currently having bugs highcharts/highcharts#5478)</text:p>
      <text:p text:style-name="P6">[12/07/2016 16:30:11][6130def] Spam: adding time param.</text:p>
      <text:p text:style-name="P8">[12/07/2016 16:47:37][dabce93]</text:p>
      <text:p text:style-name="P13">Only send notification when status changes</text:p>
      <text:p text:style-name="P16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<text:soft-page-break/>[27/07/2016 17:15:55][af4dbb3] Prevent private clients from showing in map page</text:p>
      <text:p text:style-name="P6">[27/07/2016 18:10:12][d5f4293] Use url_for to generate link in forgot email</text:p>
      <text:p text:style-name="P9">[27/07/2016 18:23:39][0b2ced9]</text:p>
      <text:p text:style-name="P17">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50:36.753103201</dc:date>
    <dc:creator>Ho Kiet</dc:creator>
    <meta:editing-duration>PT53M44S</meta:editing-duration>
    <meta:editing-cycles>13</meta:editing-cycles>
    <meta:generator>LibreOffice/5.2.3.3$Linux_X86_64 LibreOffice_project/20m0$Build-3</meta:generator>
    <meta:document-statistic meta:table-count="0" meta:image-count="0" meta:object-count="0" meta:page-count="4" meta:paragraph-count="120" meta:word-count="789" meta:character-count="6655" meta:non-whitespace-character-count="5982"/>
  </office:meta>
</office:document-meta>
</file>